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FA00000087AD311F9B.jpg" manifest:media-type="image/jpeg"/>
  <manifest:file-entry manifest:full-path="Pictures/10000000000000FA00000087EE984D28.jpg" manifest:media-type="image/jpeg"/>
  <manifest:file-entry manifest:full-path="Pictures/2000000B00000E0B000004E3EC4142E8.svm" manifest:media-type=""/>
  <manifest:file-entry manifest:full-path="Pictures/2000000800005C690000251DC3F9A80B.svm" manifest:media-type=""/>
  <manifest:file-entry manifest:full-path="Pictures/10000000000004E200000114135685AD.png" manifest:media-type="image/png"/>
  <manifest:file-entry manifest:full-path="Pictures/10000000000002FF000001739AF0B4C7.png" manifest:media-type="image/png"/>
  <manifest:file-entry manifest:full-path="Pictures/10000201000002AD0000027A7553A484.png" manifest:media-type="image/png"/>
  <manifest:file-entry manifest:full-path="Pictures/10000000000004E2000000EF5C5BC164.png" manifest:media-type="image/png"/>
  <manifest:file-entry manifest:full-path="Pictures/1000000000000195000000794E73875E.png" manifest:media-type="image/png"/>
  <manifest:file-entry manifest:full-path="Pictures/10000000000004E2000000F0BAC45B91.png" manifest:media-type="image/png"/>
  <manifest:file-entry manifest:full-path="Pictures/10000000000004E2000000EE912563C3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6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7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727cm"/>
    </style:style>
    <style:style style:name="gr13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6cm" fo:min-width="0cm"/>
    </style:style>
    <style:style style:name="gr17" style:family="graphic" style:parent-style-name="objectwithoutfill">
      <style:graphic-properties svg:stroke-color="#111111" draw:fill="none" draw:fill-color="#314004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fo:font-size="26pt" style:font-name-asian="微软雅黑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05cm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top="0cm" fo:margin-bottom="0.05cm"/>
      <style:text-properties fo:font-size="10.5pt" style:font-size-asian="10.5pt" style:font-size-complex="10.5pt"/>
    </style:style>
    <style:style style:name="P12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3" style:family="paragraph">
      <style:paragraph-properties fo:text-align="star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4pt" style:font-size-asian="14pt" style:font-size-complex="14pt"/>
    </style:style>
    <style:style style:name="P16" style:family="paragraph">
      <style:text-properties fo:color="#ffffff" style:font-name="微软雅黑" fo:font-size="12pt" style:font-name-asian="微软雅黑" style:font-size-asian="12pt" style:font-size-complex="12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10.5pt" style:font-size-asian="10.5pt" style:font-size-complex="10.5pt"/>
    </style:style>
    <style:style style:name="P19" style:family="paragraph">
      <style:paragraph-properties fo:text-align="start" style:writing-mode="lr-tb"/>
      <style:text-properties style:font-name="微软雅黑" style:font-name-asian="微软雅黑"/>
    </style:style>
    <style:style style:name="T1" style:family="text">
      <style:text-properties fo:color="#000000" fo:font-size="27pt" style:font-size-asian="27pt" style:font-name-complex="Arial1" style:font-size-complex="27pt"/>
    </style:style>
    <style:style style:name="T2" style:family="text">
      <style:text-properties fo:color="#000000" fo:font-size="18pt" style:font-size-asian="18pt" style:font-name-complex="Arial1" style:font-size-complex="18pt"/>
    </style:style>
    <style:style style:name="T3" style:family="text">
      <style:text-properties fo:color="#000000" fo:font-size="26pt" style:font-size-asian="26pt" style:font-name-complex="Arial1" style:font-size-complex="26pt"/>
    </style:style>
    <style:style style:name="T4" style:family="text">
      <style:text-properties style:font-name="宋体" fo:font-size="9pt" style:font-name-asian="宋体" style:font-size-asian="9pt" style:font-size-complex="9pt"/>
    </style:style>
    <style:style style:name="T5" style:family="text">
      <style:text-properties style:font-name="迷你简汉真广标1" style:font-name-asian="迷你简汉真广标1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.5pt" style:font-size-asian="10.5pt" style:font-name-complex="Lucida Sans" style:font-size-complex="10.5pt"/>
    </style:style>
    <style:style style:name="T9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name-complex="Times New Roman" style:font-size-complex="14pt"/>
    </style:style>
    <style:style style:name="T14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微软雅黑1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font-name="微软雅黑" fo:font-size="12pt" style:font-name-asian="微软雅黑" style:font-size-asian="12pt" style:font-size-complex="12pt"/>
    </style:style>
    <style:style style:name="T16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483cm" svg:x="1cm" svg:y="1.021cm">
          <draw:text-box>
            <text:p text:style-name="P2"><text:span text:style-name="T1">和弦入门—</text:span><text:span text:style-name="T1">G</text:span><text:span text:style-name="T2">、</text:span><text:span text:style-name="T1">E</text:span><text:span text:style-name="T2">m</text:span><text:span text:style-name="T2">、</text:span><text:span text:style-name="T1">C</text:span><text:span text:style-name="T1">、</text:span><text:span text:style-name="T1">D</text:span><text:span text:style-name="T3">（童年</text:span><text:span text:style-name="T3">扫弦版</text:span><text:span text:style-name="T3">）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6" draw:text-style-name="P4" draw:layer="layout" svg:width="0cm" svg:height="0cm" svg:x="19.901cm" svg:y="6.332cm" svg:viewBox="0 0 0 0" draw:points="0,0">
          <text:p/>
        </draw:polygon>
        <draw:polygon draw:style-name="gr6" draw:text-style-name="P4" draw:layer="layout" svg:width="0cm" svg:height="0cm" svg:x="19.901cm" svg:y="4.416cm" svg:viewBox="0 0 0 0" draw:points="0,0">
          <text:p/>
        </draw:polygon>
        <draw:polygon draw:style-name="gr7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4">Copyright </text:span><text:span text:style-name="T4">大象吉他俱乐部 </text:span><text:span text:style-name="T4">400 666 3475</text:span></text:p>
            <text:p text:style-name="P4"><text:span text:style-name="T4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3.4cm">
          <draw:text-box>
            <text:p><text:span text:style-name="T5">本节</text:span></text:p>
            <text:p><text:span text:style-name="T5">重点</text:span></text:p>
          </draw:text-box>
        </draw:frame>
        <draw:frame draw:style-name="gr8" draw:text-style-name="P8" draw:layer="layout" svg:width="5.443cm" svg:height="1.885cm" svg:x="2.801cm" svg:y="3.3cm">
          <draw:text-box>
            <text:p text:style-name="P7"><text:span text:style-name="T6">● </text:span><text:span text:style-name="T6">认识</text:span><text:span text:style-name="T6">Em</text:span><text:span text:style-name="T6">和</text:span><text:span text:style-name="T6">D</text:span><text:span text:style-name="T6">和弦</text:span></text:p>
            <text:p text:style-name="P7"><text:span text:style-name="T6">● </text:span><text:span text:style-name="T6">在扫弦中这四个和弦的转换</text:span></text:p>
            <text:p text:style-name="P7"><text:span text:style-name="T7">● </text:span><text:span text:style-name="T7">会推算</text:span><text:span text:style-name="T7">Em</text:span><text:span text:style-name="T7">、</text:span><text:span text:style-name="T7">D</text:span><text:span text:style-name="T7">和弦组成音</text:span></text:p>
          </draw:text-box>
        </draw:frame>
        <draw:line draw:style-name="gr9" draw:text-style-name="P4" draw:layer="layout" svg:x1="1.301cm" svg:y1="5.2cm" svg:x2="10.801cm" svg:y2="5.2cm">
          <text:p/>
        </draw:line>
        <draw:frame draw:style-name="gr8" draw:text-style-name="P6" draw:layer="layout" svg:width="1.772cm" svg:height="1.521cm" svg:x="1.101cm" svg:y="5.479cm">
          <draw:text-box>
            <text:p><text:span text:style-name="T5">关联</text:span></text:p>
            <text:p><text:span text:style-name="T5">练习</text:span></text:p>
          </draw:text-box>
        </draw:frame>
        <draw:frame draw:style-name="gr8" draw:text-style-name="P11" draw:layer="layout" svg:width="6.23cm" svg:height="2.263cm" svg:x="2.801cm" svg:y="5.4cm">
          <draw:text-box>
            <text:p text:style-name="P9"><text:span text:style-name="T6">● </text:span><text:span text:style-name="T8">2</text:span><text:span text:style-name="T9">-</text:span><text:span text:style-name="T9">右手扫弦练习</text:span><text:span text:style-name="T9">-1</text:span></text:p>
            <text:p text:style-name="P9"><text:span text:style-name="T10">● </text:span><text:span text:style-name="T10">2</text:span><text:span text:style-name="T9">-</text:span><text:span text:style-name="T9">右手扫弦练习</text:span><text:span text:style-name="T7">-2</text:span></text:p>
            <text:p text:style-name="P10"><text:span text:style-name="T10">● </text:span><text:span text:style-name="T10">2</text:span><text:span text:style-name="T9">-</text:span><text:span text:style-name="T9">左手和弦转换</text:span><text:span text:style-name="T7">练习</text:span><text:span text:style-name="T7">(GEmCD)-1</text:span></text:p>
            <text:p text:style-name="P10"><text:span text:style-name="T7">● </text:span><text:span text:style-name="T7">2</text:span><text:span text:style-name="T9">-</text:span><text:span text:style-name="T9">左手和弦转换</text:span><text:span text:style-name="T7">练习</text:span><text:span text:style-name="T7">(GEmCD)-2</text:span></text:p>
          </draw:text-box>
        </draw:frame>
        <draw:line draw:style-name="gr9" draw:text-style-name="P4" draw:layer="layout" svg:x1="1.301cm" svg:y1="7.8cm" svg:x2="19.701cm" svg:y2="7.8cm">
          <text:p/>
        </draw:line>
        <draw:custom-shape draw:style-name="gr10" draw:text-style-name="P4" draw:layer="layout" svg:width="2cm" svg:height="0.7cm" svg:x="1.701cm" svg:y="8.5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517cm" svg:height="1.4cm" svg:x="1.584cm" svg:y="8.4cm">
          <draw:text-box>
            <text:p><text:span text:style-name="T11">LEVEL</text:span></text:p>
          </draw:text-box>
        </draw:frame>
        <draw:frame draw:style-name="gr8" draw:text-style-name="P14" draw:layer="layout" svg:width="6.205cm" svg:height="0.89cm" svg:x="1.474cm" svg:y="9.671cm">
          <draw:text-box>
            <text:p text:style-name="P13"><text:span text:style-name="T12">练习：</text:span><text:span text:style-name="T12">2-</text:span><text:span text:style-name="T12">右手扫弦练习</text:span><text:span text:style-name="T12">-1</text:span></text:p>
          </draw:text-box>
        </draw:frame>
        <draw:frame draw:style-name="gr12" draw:text-style-name="P15" draw:layer="layout" svg:width="9.376cm" svg:height="0.89cm" svg:x="1.362cm" svg:y="18.57cm">
          <draw:text-box>
            <text:p text:style-name="P13"><text:span text:style-name="T12">练习：</text:span><text:span text:style-name="T12">2</text:span><text:span text:style-name="T13">-</text:span><text:span text:style-name="T13">左手和弦转换</text:span><text:span text:style-name="T14">练习</text:span><text:span text:style-name="T14">(GEmCD)-1</text:span></text:p>
          </draw:text-box>
        </draw:frame>
        <draw:frame draw:style-name="gr1" draw:text-style-name="P4" draw:layer="layout" svg:width="18.036cm" svg:height="3.433cm" svg:x="1.464cm" svg:y="10.467cm">
          <draw:image xlink:href="Pictures/10000000000004E2000000EE912563C3.png" xlink:type="simple" xlink:show="embed" xlink:actuate="onLoad">
            <text:p/>
          </draw:image>
        </draw:frame>
        <draw:frame draw:style-name="gr1" draw:text-style-name="P4" draw:layer="layout" svg:width="6.215cm" svg:height="1.856cm" svg:x="13.185cm" svg:y="8.4cm">
          <draw:image xlink:href="Pictures/1000000000000195000000794E73875E.png" xlink:type="simple" xlink:show="embed" xlink:actuate="onLoad">
            <text:p/>
          </draw:image>
        </draw:frame>
        <draw:frame draw:style-name="gr1" draw:text-style-name="P4" draw:layer="layout" svg:width="17.914cm" svg:height="3.438cm" svg:x="1.464cm" svg:y="14.862cm">
          <draw:image xlink:href="Pictures/10000000000004E2000000F0BAC45B91.png" xlink:type="simple" xlink:show="embed" xlink:actuate="onLoad">
            <text:p/>
          </draw:image>
        </draw:frame>
        <draw:frame draw:style-name="gr1" draw:text-style-name="P4" draw:layer="layout" svg:width="17.936cm" svg:height="3.429cm" svg:x="1.464cm" svg:y="19.308cm">
          <draw:image xlink:href="Pictures/10000000000004E2000000EF5C5BC164.png" xlink:type="simple" xlink:show="embed" xlink:actuate="onLoad">
            <text:p/>
          </draw:image>
        </draw:frame>
        <draw:frame draw:style-name="gr13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path draw:style-name="gr14" draw:layer="layout" svg:width="0.633cm" svg:height="1.443cm" svg:x="4.1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14" draw:layer="layout" svg:width="0.633cm" svg:height="1.443cm" svg:x="5.0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8" draw:text-style-name="P14" draw:layer="layout" svg:width="6.205cm" svg:height="0.89cm" svg:x="1.475cm" svg:y="13.971cm">
          <draw:text-box>
            <text:p text:style-name="P13"><text:span text:style-name="T12">练习：</text:span><text:span text:style-name="T12">2-</text:span><text:span text:style-name="T12">右手扫弦练习</text:span><text:span text:style-name="T12">-2</text:span></text:p>
          </draw:text-box>
        </draw:frame>
        <draw:frame draw:style-name="gr12" draw:text-style-name="P15" draw:layer="layout" svg:width="9.376cm" svg:height="0.89cm" svg:x="1.474cm" svg:y="22.71cm">
          <draw:text-box>
            <text:p text:style-name="P13"><text:span text:style-name="T12">练习：</text:span><text:span text:style-name="T12">2</text:span><text:span text:style-name="T13">-</text:span><text:span text:style-name="T13">左手和弦转换</text:span><text:span text:style-name="T14">练习</text:span><text:span text:style-name="T14">(</text:span><text:span text:style-name="T14">GEmCD</text:span><text:span text:style-name="T14">)-2</text:span></text:p>
          </draw:text-box>
        </draw:frame>
        <draw:frame draw:style-name="gr1" draw:text-style-name="P4" draw:layer="layout" svg:width="8.2cm" svg:height="3.967cm" svg:x="11.6cm" svg:y="3.348cm">
          <draw:image xlink:href="Pictures/10000000000002FF000001739AF0B4C7.png" xlink:type="simple" xlink:show="embed" xlink:actuate="onLoad">
            <text:p/>
          </draw:image>
        </draw:frame>
        <draw:frame draw:style-name="gr1" draw:text-style-name="P4" draw:layer="layout" svg:width="17.668cm" svg:height="3.9cm" svg:x="1.4cm" svg:y="23.5cm">
          <draw:image xlink:href="Pictures/10000000000004E200000114135685AD.png" xlink:type="simple" xlink:show="embed" xlink:actuate="onLoad">
            <text:p/>
          </draw:image>
        </draw:frame>
      </draw:page>
      <draw:page draw:name="page2" draw:style-name="dp1" draw:master-page-name="默认">
        <draw:frame draw:style-name="gr1" draw:text-style-name="P4" draw:layer="layout" svg:width="18.999cm" svg:height="7.629cm" svg:x="1.001cm" svg:y="2.7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1.2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9.871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2.194cm" svg:height="0.763cm" svg:x="1.306cm" svg:y="3.25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6" draw:layer="layout" svg:width="1.603cm" svg:height="0.806cm" svg:x="1.6cm" svg:y="3.271cm">
          <draw:text-box>
            <text:p><text:span text:style-name="T15">重 <text:s/>点</text:span></text:p>
          </draw:text-box>
        </draw:frame>
        <draw:frame draw:style-name="gr15" draw:text-style-name="P18" draw:layer="layout" svg:width="10.9cm" svg:height="3.441cm" svg:x="1.7cm" svg:y="4.3cm">
          <draw:text-box>
            <text:p text:style-name="P17"><text:span text:style-name="T6">1</text:span><text:span text:style-name="T6">、右手先使用琶音找到触弦的感觉；</text:span></text:p>
            <text:p text:style-name="P17"><text:span text:style-name="T6">2</text:span><text:span text:style-name="T6">、右手动作找到发力的感觉，要求声音干净有力；</text:span></text:p>
            <text:p text:style-name="P17"><text:span text:style-name="T6">3</text:span><text:span text:style-name="T6">、第二条和第四条练习后半拍要做伴奏状态，需要弱下来；</text:span></text:p>
            <text:p text:style-name="P17"><text:span text:style-name="T6">注意：</text:span></text:p>
            <text:p text:style-name="P17"><text:span text:style-name="T6">1</text:span><text:span text:style-name="T6">、右手的手型对比右侧图片，找到需要改进的地方。</text:span></text:p>
          </draw:text-box>
        </draw:frame>
        <draw:frame draw:style-name="gr1" draw:text-style-name="P4" draw:layer="layout" svg:width="2.194cm" svg:height="0.763cm" svg:x="1.306cm" svg:y="11.6cm">
          <draw:image xlink:href="Pictures/2000000B00000E0B000004E3EC4142E8.svm" xlink:type="simple" xlink:show="embed" xlink:actuate="onLoad">
            <text:p/>
          </draw:image>
        </draw:frame>
        <draw:frame draw:style-name="gr16" draw:text-style-name="P16" draw:layer="layout" svg:width="2.195cm" svg:height="2.106cm" svg:x="1.305cm" svg:y="11.6cm">
          <draw:text-box>
            <text:p><text:span text:style-name="T15">练习计划</text:span></text:p>
          </draw:text-box>
        </draw:frame>
        <draw:frame draw:style-name="gr1" draw:text-style-name="P4" draw:layer="layout" svg:width="2.194cm" svg:height="0.763cm" svg:x="1.306cm" svg:y="20.4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6" draw:layer="layout" svg:width="1.772cm" svg:height="0.806cm" svg:x="1.601cm" svg:y="20.394cm">
          <draw:text-box>
            <text:p><text:span text:style-name="T15">疑问？</text:span></text:p>
          </draw:text-box>
        </draw:frame>
        <draw:frame draw:style-name="gr8" draw:text-style-name="P18" draw:layer="layout" svg:width="18.29cm" svg:height="5.475cm" svg:x="1.7cm" svg:y="12.8cm">
          <draw:text-box>
            <text:p text:style-name="P17"><text:span text:style-name="T6">建议每天练习时长：</text:span><text:span text:style-name="T6">20</text:span><text:span text:style-name="T6">分钟；</text:span></text:p>
            <text:p text:style-name="P17"><text:span text:style-name="T6">练习方法：</text:span></text:p>
            <text:p text:style-name="P17"><text:span text:style-name="T6">以《</text:span><text:span text:style-name="T16">2</text:span><text:span text:style-name="T9">-</text:span><text:span text:style-name="T9">左手和弦转换</text:span><text:span text:style-name="T7">练习</text:span><text:span text:style-name="T7">(GEmCD)-1</text:span><text:span text:style-name="T6">》和《</text:span><text:span text:style-name="T16">2</text:span><text:span text:style-name="T9">-</text:span><text:span text:style-name="T9">左手和弦转换</text:span><text:span text:style-name="T7">练习</text:span><text:span text:style-name="T7">(GEmCD)-1</text:span><text:span text:style-name="T6">》作为作业，用节拍器打拍子</text:span></text:p>
            <text:p text:style-name="P17"><text:span text:style-name="T6">来控制速度。</text:span></text:p>
            <text:p text:style-name="P17"><text:span text:style-name="T6">●</text:span><text:span text:style-name="T6">合格：下扫有力度，并且让每个音都能够被听到；</text:span></text:p>
            <text:p text:style-name="P17"><text:span text:style-name="T6">●</text:span><text:span text:style-name="T6">目标：在合格的基础上，后半拍需要弱下来做伴奏状态，做到下扫强、下扫弱；</text:span></text:p>
            <text:p text:style-name="P17"><text:span text:style-name="T6">在练习中发现的困难请记录在下方答疑中，大象吉他俱乐部的老师会在下节课针对这些问题进行讲解和做有</text:span></text:p>
            <text:p text:style-name="P17"><text:span text:style-name="T6">针对性的基础练习。</text:span></text:p>
          </draw:text-box>
        </draw:frame>
        <draw:line draw:style-name="gr17" draw:text-style-name="P4" draw:layer="layout" svg:x1="1.8cm" svg:y1="22.3cm" svg:x2="19.4cm" svg:y2="22.3cm">
          <text:p/>
        </draw:line>
        <draw:line draw:style-name="gr17" draw:text-style-name="P4" draw:layer="layout" svg:x1="1.801cm" svg:y1="23.301cm" svg:x2="19.401cm" svg:y2="23.301cm">
          <text:p/>
        </draw:line>
        <draw:line draw:style-name="gr17" draw:text-style-name="P4" draw:layer="layout" svg:x1="1.801cm" svg:y1="24.301cm" svg:x2="19.401cm" svg:y2="24.301cm">
          <text:p/>
        </draw:line>
        <draw:line draw:style-name="gr17" draw:text-style-name="P4" draw:layer="layout" svg:x1="1.801cm" svg:y1="25.301cm" svg:x2="19.401cm" svg:y2="25.301cm">
          <text:p/>
        </draw:line>
        <draw:line draw:style-name="gr17" draw:text-style-name="P4" draw:layer="layout" svg:x1="1.802cm" svg:y1="26.302cm" svg:x2="19.402cm" svg:y2="26.302cm">
          <text:p/>
        </draw:line>
        <draw:frame draw:style-name="gr8" draw:text-style-name="P5" draw:layer="layout" svg:width="6.568cm" svg:height="0.979cm" svg:x="6.9cm" svg:y="28.101cm">
          <draw:text-box>
            <text:p text:style-name="P4"><text:span text:style-name="T4">Copyright </text:span><text:span text:style-name="T4">大象吉他俱乐部 </text:span><text:span text:style-name="T4">400 666 3475</text:span></text:p>
            <text:p text:style-name="P4"><text:span text:style-name="T4"><text:a xlink:href="http://www.daxiangs.com/" xlink:type="simple">www.daxiangs.com</text:a></text:span></text:p>
          </draw:text-box>
        </draw:frame>
        <draw:frame draw:style-name="gr2" draw:text-style-name="P19" draw:layer="layout" svg:width="19cm" svg:height="1.483cm" svg:x="1cm" svg:y="1.022cm">
          <draw:text-box>
            <text:p text:style-name="P2"><text:span text:style-name="T1">和弦入门—</text:span><text:span text:style-name="T1">G</text:span><text:span text:style-name="T2">、</text:span><text:span text:style-name="T1">E</text:span><text:span text:style-name="T2">m</text:span><text:span text:style-name="T2">、</text:span><text:span text:style-name="T1">C</text:span><text:span text:style-name="T1">、</text:span><text:span text:style-name="T1">D</text:span><text:span text:style-name="T3">（童年扫弦版）</text:span></text:p>
          </draw:text-box>
        </draw:frame>
        <draw:frame draw:style-name="gr13" draw:text-style-name="P4" draw:layer="layout" svg:width="18.123cm" svg:height="16.774cm" svg:x="1.54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4" draw:layer="layout" svg:width="6.614cm" svg:height="3.571cm" svg:x="13.1cm" svg:y="2.829cm">
          <draw:image xlink:href="Pictures/10000000000000FA00000087EE984D28.jpg" xlink:type="simple" xlink:show="embed" xlink:actuate="onLoad">
            <text:p/>
          </draw:image>
        </draw:frame>
        <draw:frame draw:style-name="gr1" draw:text-style-name="P4" draw:layer="layout" svg:width="6.614cm" svg:height="3.571cm" svg:x="13.086cm" svg:y="6.529cm">
          <draw:image xlink:href="Pictures/10000000000000FA00000087AD311F9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5-11-15T16:37:36.843000000</dc:date>
    <meta:editing-duration>PT2H42M2S</meta:editing-duration>
    <meta:editing-cycles>23</meta:editing-cycles>
    <meta:generator>捷速PDF编辑器/1.0.0.0$Windows_x86 LibreOffice_project/100$Build-0</meta:generator>
    <meta:document-statistic meta:object-count="58"/>
  </office:meta>
</office:document-meta>
</file>